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1" style:family="text">
      <style:text-properties officeooo:rsid="0004e0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inux <text:s/>Commands Assignment</text:h>
      <text:p text:style-name="Standard"/>
      <text:p text:style-name="Standard">Name: <text:span text:style-name="T1">Joel chinta<text:tab/></text:span></text:p>
      <text:p text:style-name="Standard">Date: <text:span text:style-name="T1">30/01/2026</text:span></text:p>
      <text:p text:style-name="Standard"/>
      <text:p text:style-name="Standard">1. Creating and Renaming Files/Directories</text:p>
      <text:p text:style-name="Standard">Command:</text:p>
      <text:p text:style-name="Standard">mkdir test_dir</text:p>
      <text:p text:style-name="Standard">Explanation:</text:p>
      <text:p text:style-name="Standard">This command creates a new folder named test_dir.</text:p>
      <text:p text:style-name="Standard">Command:</text:p>
      <text:p text:style-name="Standard">touch test_dir/example.txt</text:p>
      <text:p text:style-name="Standard">Explanation:</text:p>
      <text:p text:style-name="Standard">This command creates an empty file named example.txt inside test_dir.</text:p>
      <text:p text:style-name="Standard">Command:</text:p>
      <text:p text:style-name="Standard"><text:s/>mv test_dir/example.txt test_dir/renamed_example.txt</text:p>
      <text:p text:style-name="Standard"><text:s/>Explanation:</text:p>
      <text:p text:style-name="Standard"><text:s/>This command renames the file example.txt to renamed_example.txt.</text:p>
      <text:p text:style-name="Standard">----------------------------------</text:p>
      <text:p text:style-name="Standard"/>
      <text:p text:style-name="Standard">2. Viewing File Contents</text:p>
      <text:p text:style-name="Standard"/>
      <text:p text:style-name="Standard">Command:</text:p>
      <text:p text:style-name="Standard"><text:soft-page-break/>cat /etc/passwd</text:p>
      <text:p text:style-name="Standard"/>
      <text:p text:style-name="Standard">Explanation:</text:p>
      <text:p text:style-name="Standard">This command shows the full content of the passwd file.</text:p>
      <text:p text:style-name="Standard"/>
      <text:p text:style-name="Standard">Command:</text:p>
      <text:p text:style-name="Standard">head -n 5 /etc/passwd</text:p>
      <text:p text:style-name="Standard"/>
      <text:p text:style-name="Standard">Explanation:</text:p>
      <text:p text:style-name="Standard">This command shows only the first 5 lines of the file.</text:p>
      <text:p text:style-name="Standard"/>
      <text:p text:style-name="Standard">Command:</text:p>
      <text:p text:style-name="Standard">tail -n 5 /etc/passwd</text:p>
      <text:p text:style-name="Standard"/>
      <text:p text:style-name="Standard">Explanation:</text:p>
      <text:p text:style-name="Standard">This command shows only the last 5 lines of the file.</text:p>
      <text:p text:style-name="Standard"/>
      <text:p text:style-name="Standard">----------------------------------</text:p>
      <text:p text:style-name="Standard"/>
      <text:p text:style-name="Standard">3. Searching for Patterns</text:p>
      <text:p text:style-name="Standard"/>
      <text:p text:style-name="Standard">Command:</text:p>
      <text:p text:style-name="Standard">grep root /etc/passwd</text:p>
      <text:p text:style-name="Standard"/>
      <text:p text:style-name="Standard"><text:soft-page-break/>Explanation:</text:p>
      <text:p text:style-name="Standard">This command searches and displays lines that contain the word root.</text:p>
      <text:p text:style-name="Standard"/>
      <text:p text:style-name="Standard">----------------------------------</text:p>
      <text:p text:style-name="Standard"/>
      <text:p text:style-name="Standard">4. Zipping and Unzipping</text:p>
      <text:p text:style-name="Standard"/>
      <text:p text:style-name="Standard">Command:</text:p>
      <text:p text:style-name="Standard">zip -r test_dir.zip test_dir</text:p>
      <text:p text:style-name="Standard"/>
      <text:p text:style-name="Standard">Explanation:</text:p>
      <text:p text:style-name="Standard">This command compresses the test_dir folder into a zip file.</text:p>
      <text:p text:style-name="Standard"/>
      <text:p text:style-name="Standard">Command:</text:p>
      <text:p text:style-name="Standard">unzip test_dir.zip -d unzipped_dir</text:p>
      <text:p text:style-name="Standard"/>
      <text:p text:style-name="Standard">Explanation:</text:p>
      <text:p text:style-name="Standard">This command extracts the zip file into a new folder.</text:p>
      <text:p text:style-name="Standard"/>
      <text:p text:style-name="Standard">----------------------------------</text:p>
      <text:p text:style-name="Standard"/>
      <text:p text:style-name="Standard">5. Downloading Files</text:p>
      <text:p text:style-name="Standard"/>
      <text:p text:style-name="Standard">Command:</text:p>
      <text:p text:style-name="Standard"><text:soft-page-break/>wget https://example.com/sample.txt</text:p>
      <text:p text:style-name="Standard"/>
      <text:p text:style-name="Standard">Explanation:</text:p>
      <text:p text:style-name="Standard">This command downloads a file from the given website.</text:p>
      <text:p text:style-name="Standard"/>
      <text:p text:style-name="Standard">----------------------------------</text:p>
      <text:p text:style-name="Standard"/>
      <text:p text:style-name="Standard">6. Changing Permissions</text:p>
      <text:p text:style-name="Standard"/>
      <text:p text:style-name="Standard">Command:</text:p>
      <text:p text:style-name="Standard">touch secure.txt</text:p>
      <text:p text:style-name="Standard"/>
      <text:p text:style-name="Standard">Explanation:</text:p>
      <text:p text:style-name="Standard">This command creates a new empty file named secure.txt.</text:p>
      <text:p text:style-name="Standard"/>
      <text:p text:style-name="Standard">Command:</text:p>
      <text:p text:style-name="Standard">chmod 444 secure.txt</text:p>
      <text:p text:style-name="Standard"/>
      <text:p text:style-name="Standard">Explanation:</text:p>
      <text:p text:style-name="Standard">This command makes the file read-only for all users.</text:p>
      <text:p text:style-name="Standard"/>
      <text:p text:style-name="Standard">----------------------------------</text:p>
      <text:p text:style-name="Standard"/>
      <text:p text:style-name="Standard">7. Environment Variables</text:p>
      <text:p text:style-name="Standard"><text:soft-page-break/></text:p>
      <text:p text:style-name="Standard">Command:</text:p>
      <text:p text:style-name="Standard">export MY_VAR="Hello, Linux!"</text:p>
      <text:p text:style-name="Standard"/>
      <text:p text:style-name="Standard">Explanation:</text:p>
      <text:p text:style-name="Standard">This command creates an environment variable.</text:p>
      <text:p text:style-name="Standard"/>
      <text:p text:style-name="Standard">Command:</text:p>
      <text:p text:style-name="Standard">echo $MY_VAR</text:p>
      <text:p text:style-name="Standard"/>
      <text:p text:style-name="Standard">Explanation:</text:p>
      <text:p text:style-name="Standard">This command displays the value of the environment variable.</text:p>
      <text:p text:style-name="Standard"/>
      <text:p text:style-name="Standard">----------------------------------</text:p>
      <text:p text:style-name="Standard"/>
      <text:p text:style-name="Standard">GitHub Repository Link:</text:p>
      <text:p text:style-name="Standard">https://github.com/TheDarknight-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6-01-30T10:58:56.363419833</dc:date>
    <meta:editing-duration>PT11M6S</meta:editing-duration>
    <meta:generator>LibreOffice/24.2.7.2$Linux_X86_64 LibreOffice_project/420$Build-2</meta:generator>
    <meta:document-statistic meta:table-count="0" meta:image-count="0" meta:object-count="0" meta:page-count="5" meta:paragraph-count="75" meta:word-count="244" meta:character-count="1954" meta:non-whitespace-character-count="1780"/>
    <meta:user-defined meta:name="AppVersion">14.0000</meta:user-defined>
    <meta:template xlink:type="simple" xlink:actuate="onRequest" xlink:title="Normal.dotm" xlink:href=""/>
  </office:meta>
</office:document-meta>
</file>